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style:text-underline-style="solid" style:text-underline-width="auto" style:text-underline-color="font-color"/>
    </style:style>
    <style:style style:name="P2" style:family="paragraph" style:parent-style-name="Footnote">
      <style:text-properties fo:font-style="italic" style:font-style-asian="italic" style:font-style-complex="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color="#ff0000"/>
    </style:style>
    <style:style style:name="T8" style:family="text">
      <style:text-properties fo:color="#ff0000" fo:font-weight="bold" style:font-weight-asian="bold" style:font-weight-complex="bold"/>
    </style:style>
    <style:style style:name="T9" style:family="text">
      <style:text-properties style:font-style-asian="italic"/>
    </style:style>
    <style:style style:name="T10" style:family="text">
      <style:text-properties style:font-style-complex="italic"/>
    </style:style>
    <style:style style:name="T11" style:family="text">
      <style:text-properties fo:color="#000080" fo:font-weight="bold" style:font-weight-asian="bold" style:font-weight-complex="bold"/>
    </style:style>
    <style:style style:name="T12" style:family="text">
      <style:text-properties style:font-weight-asian="normal"/>
    </style:style>
    <style:style style:name="T13" style:family="text">
      <style:text-properties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GREP</text:h>
      <text:p text:style-name="Standard"/>
      <text:p text:style-name="Standard">Grep è un filtro a base di espressioni regolari.</text:p>
      <text:p text:style-name="Standard">Alcuni esempi di forme di espressioni regolari sono:</text:p>
      <text:p text:style-name="Standard"><text:span text:style-name="T1">[a-z]</text:span> – trova la corrispondenza con le lettere minuscole dell'alfabeto inglese.</text:p>
      <text:p text:style-name="Standard"><text:span text:style-name="T1">a{5}</text:span> – matcha con una sequenza di 5 volte “a”.</text:p>
      <text:p text:style-name="Standard"><text:span text:style-name="T1">a?</text:span><text:span text:style-name="T3"> – matcha con</text:span> 1 volta il carattere “a”.</text:p>
      <text:p text:style-name="Standard"/>
      <text:p text:style-name="P4">Partiamo dal file /etc/passwd:</text:p>
      <text:p text:style-name="Standard"/>
      <text:p text:style-name="Standard">nimloth@nimloth-mac:~$ <text:span text:style-name="T6">cat /etc/passwd</text:span></text:p>
      <text:p text:style-name="Standard">root:x:0:0:root:/root:/bin/bash</text:p>
      <text:p text:style-name="Standard">daemon:x:1:1:daemon:/usr/sbin:/bin/sh</text:p>
      <text:p text:style-name="Standard">bin:x:2:2:bin:/bin:/bin/sh</text:p>
      <text:p text:style-name="Standard">sys:x:3:3:sys:/dev:/bin/sh</text:p>
      <text:p text:style-name="Standard">sync:x:4:65534:sync:/bin:/bin/sync</text:p>
      <text:p text:style-name="Standard">avahi:x:106:114:Avahi mDNS daemon,,,:/var/run/avahi-daemon:/bin/false</text:p>
      <text:p text:style-name="Standard">haldaemon:x:107:116:Hardware abstraction layer,,,:/home/haldaemon:/bin/false</text:p>
      <text:p text:style-name="Standard">gdm:x:108:118:Gnome Display Manager:/var/lib/gdm:/bin/false</text:p>
      <text:p text:style-name="Standard"/>
      <text:p text:style-name="Standard"><text:span text:style-name="T5">Vogliamo selezionare solo i record che hanno come shell “sh”:</text:span></text:p>
      <text:p text:style-name="Standard">nimloth@nimloth-mac:~$<text:span text:style-name="T6"> cat /etc/passwd | grep sh </text:span></text:p>
      <text:p text:style-name="Standard">root:x:0:0:root:/root:/bin/<text:span text:style-name="T7">bash</text:span> </text:p>
      <text:p text:style-name="Standard">daemon:x:1:1:daemon:/usr/sbin:/bin/sh </text:p>
      <text:p text:style-name="Standard">bin:x:2:2:bin:/bin:/bin/sh </text:p>
      <text:p text:style-name="Standard">proxy:x:13:13:proxy:/bin:/bin/sh </text:p>
      <text:p text:style-name="Standard">www-data:x:33:33:www-data:/var/www:/bin/sh </text:p>
      <text:p text:style-name="Standard">backup:x:34:34:backup:/var/backups:/bin/sh </text:p>
      <text:p text:style-name="Standard"><text:span text:style-name="T7">sheep</text:span>:x:2000:2000:Pecora Nera,,,:/home/<text:span text:style-name="T7">sheep</text:span>:/bin/korn<text:note text:id="ftn0" text:note-class="footnote"><text:note-citation text:label="*">*</text:note-citation><text:note-body><text:p text:style-name="P2">la sigla è in realtà è /ksh, l'esempio è volutamente sbagliato per rendere più chiaro il funzionamento dell'istruzione.</text:p></text:note-body></text:note></text:p>
      <text:p text:style-name="Standard">nimloth:x:1000:1000:Iriel Nimloth,,,:/home/nimloth:/bin/<text:span text:style-name="T7">bash</text:span> </text:p>
      <text:p text:style-name="Standard"/>
      <text:p text:style-name="P3">Ha preso tutte le righe in cui compare la stringa “sh” anche “ba<text:span text:style-name="T7">sh</text:span>” e “<text:span text:style-name="T7">sh</text:span>eep” che non volevamo! </text:p>
      <text:p text:style-name="Standard"><text:span text:style-name="T5">In particolare “sheep” non è neanche una shell ma il nome di un utente ma è stato stampato lo stesso. </text:span><text:span text:style-name="T5">Proviamo a segnalare che “sh” deve essere la terminazione del record:</text:span></text:p>
      <text:p text:style-name="Standard">nimloth@nimloth-mac:~$ <text:span text:style-name="T6">cat /etc/passwd | grep sh$ </text:span></text:p>
      <text:p text:style-name="Standard">root:x:0:0:root:/root:/bin/bash </text:p>
      <text:p text:style-name="Standard">daemon:x:1:1:daemon:/usr/sbin:/bin/sh </text:p>
      <text:p text:style-name="Standard">bin:x:2:2:bin:/bin:/bin/sh </text:p>
      <text:p text:style-name="Standard">proxy:x:13:13:proxy:/bin:/bin/sh </text:p>
      <text:p text:style-name="Standard">nimloth:x:1000:1000:Iriel Nimloth,,,:/home/nimloth:/bin/<text:span text:style-name="T7">bash</text:span> </text:p>
      <text:p text:style-name="P5"><text:soft-page-break/>Stavolta il risultato ci ha dato tutte le righe che finiscono per “sh”. Purtroppo però questo è vero anche per “ba<text:span text:style-name="T7">sh</text:span>”. Cerchiamo un matching migliore:</text:p>
      <text:p text:style-name="Standard"/>
      <text:p text:style-name="Standard">nimloth@nimloth-mac:~$ <text:span text:style-name="T6">cat /etc/passwd | grep /sh$ </text:span></text:p>
      <text:p text:style-name="Standard">daemon:x:1:1:daemon:/usr/sbin:/bin/sh </text:p>
      <text:p text:style-name="Standard">bin:x:2:2:bin:/bin:/bin/sh </text:p>
      <text:p text:style-name="Standard">sys:x:3:3:sys:/dev:/bin/sh </text:p>
      <text:p text:style-name="Standard">games:x:5:60:games:/usr/games:/bin/sh </text:p>
      <text:p text:style-name="Standard">man:x:6:12:man:/var/cache/man:/bin/sh </text:p>
      <text:p text:style-name="Standard">lp:x:7:7:lp:/var/spool/lpd:/bin/sh </text:p>
      <text:p text:style-name="Standard">mail:x:8:8:mail:/var/mail:/bin/sh </text:p>
      <text:p text:style-name="P3"/>
      <text:p text:style-name="Standard"><text:span text:style-name="T5">Per essere comunque sicuri al 100% che non vengano presi anche altri record in cui potrebbero comparire delle stringhe “/sh” Possiamo scrivere l'intero campo di interesse:</text:span></text:p>
      <text:p text:style-name="Standard">nimloth@nimloth-mac:~$ <text:span text:style-name="T6">cat /etc/passwd | grep :/bin/sh$ </text:span></text:p>
      <text:p text:style-name="Standard">daemon:x:1:1:daemon:/usr/sbin:/bin/sh </text:p>
      <text:p text:style-name="Standard">bin:x:2:2:bin:/bin:/bin/sh </text:p>
      <text:p text:style-name="Standard">sys:x:3:3:sys:/dev:/bin/sh </text:p>
      <text:p text:style-name="Standard">irc:x:39:39:ircd:/var/run/ircd:/bin/sh </text:p>
      <text:p text:style-name="Standard">gnats:x:41:41:Gnats Bug-Reporting System (admin):/var/lib/gnats:/bin/sh </text:p>
      <text:p text:style-name="Standard">nobody:x:65534:65534:nobody:/nonexistent:/bin/sh </text:p>
      <text:p text:style-name="P3"/>
      <text:p text:style-name="P3">Con il carattere $ però troviamo corrispondenza solo con l'ultimo campo. Se vogliamo matchare con il penutimo campo dobbiamo scrivere qualcosa di più complesso. Se conosciamo esattamente il campo possiamo scrivere qualcosa del genere:</text:p>
      <text:p text:style-name="Standard">nimloth@nimloth-mac:~$ <text:span text:style-name="T6">cat /etc/passwd | grep :/var/backups: </text:span></text:p>
      <text:p text:style-name="Standard">backup:x:34:34:backup:/var/backups:/bin/sh </text:p>
      <text:p text:style-name="Standard"/>
      <text:p text:style-name="P3">Questo però non è dipendente dal numero di campo. Se la stringa compare anche in un altro record in un altro punto viene stampato anche quello. Per esempio vogliamo le righe in cui il primo campo è “daemon” quindi scriviamo:</text:p>
      <text:p text:style-name="Standard">nimloth@nimloth-mac:~$ <text:span text:style-name="T6">cat /etc/passwd | grep daemon</text:span></text:p>
      <text:p text:style-name="Standard"><text:span text:style-name="T7">daemon</text:span>:x:1:1:daemon:/usr/sbin:/bin/sh</text:p>
      <text:p text:style-name="Standard">avahi-autoipd:x:105:113:Avahi autoip <text:span text:style-name="T7">daemon</text:span>,,,:/var/lib/avahi-autoipd:/bin/false</text:p>
      <text:p text:style-name="Standard">avahi:x:106:114:Avahi mDNS <text:span text:style-name="T7">daemon</text:span>,,,:/var/run/avahi-<text:span text:style-name="T7">daemon</text:span>:/bin/false</text:p>
      <text:p text:style-name="Standard">hal<text:span text:style-name="T7">daemon</text:span>:x:107:116:Hardware abstraction layer,,,:/home/hal<text:span text:style-name="T7">daemon</text:span>:/bin/false</text:p>
      <text:p text:style-name="Standard"/>
      <text:p text:style-name="P3">Ha preso anche righe che non avremmo voluto nell'output. <text:s/>Dobbiamo usare una espressione regolare complessa. Esempio:</text:p>
      <text:p text:style-name="Standard">nimloth@nimloth-mac:~$ <text:span text:style-name="T6">cat /etc/passwd | grep :/var/backups:[^:]*$ </text:span></text:p>
      <text:p text:style-name="Standard">backup:x:34:34:backup:/var/backups:/bin/sh </text:p>
      <text:p text:style-name="Standard"/>
      <text:p text:style-name="P5">La sintassi <text:span text:style-name="T11">:stringa:[^:]*$</text:span> matcha con il penultimo campo che contiene “stringa”.</text:p>
      <text:p text:style-name="Standard"><text:soft-page-break/>La sintassi ^[^:]*: stringa invece matcha con il secondo campo che contiene “stringa”.</text:p>
      <text:p text:style-name="P3">Ad esempio:</text:p>
      <text:p text:style-name="Standard"/>
      <text:p text:style-name="Standard">nimloth@nimloth-mac:~$ <text:span text:style-name="T6">cat /etc/passwd | grep ^[^:]*:x</text:span></text:p>
      <text:p text:style-name="Standard">root:x:0:0:root:/root:/bin/bash</text:p>
      <text:p text:style-name="Standard">daemon:x:1:1:daemon:/usr/sbin:/bin/sh</text:p>
      <text:p text:style-name="Standard">sync:x:4:65534:sync:/bin:/bin/sync</text:p>
      <text:p text:style-name="Standard">irc:x:39:39:ircd:/var/run/ircd:/bin/sh</text:p>
      <text:p text:style-name="Standard">gnats:x:41:41:Gnats Bug-Reporting System (admin):/var/lib/gnats:/bin/sh</text:p>
      <text:p text:style-name="Standard">haldaemon:x:107:116:Hardware abstraction layer,,,:/home/haldaemon:/bin/false</text:p>
      <text:p text:style-name="Standard">gdm:x:108:118:Gnome Display Manager:/var/lib/gdm:/bin/false</text:p>
      <text:p text:style-name="Standard">nimloth:x:1000:1000:Iriel Nimloth,,,:/home/nimloth:/bin/bas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it" fo:country="IT"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lessandra Iacovella</meta:initial-creator>
    <meta:creation-date>2008-03-04T17:05:32</meta:creation-date>
    <dc:creator>Alessandra Iacovella</dc:creator>
    <dc:date>2008-04-01T17:07:39</dc:date>
    <meta:editing-cycles>5</meta:editing-cycles>
    <meta:editing-duration>PT1H27M53S</meta:editing-duration>
    <meta:user-defined meta:name="Info 1"/>
    <meta:user-defined meta:name="Info 2"/>
    <meta:user-defined meta:name="Info 3"/>
    <meta:user-defined meta:name="Info 4"/>
    <meta:document-statistic meta:table-count="0" meta:image-count="0" meta:object-count="0" meta:page-count="3" meta:paragraph-count="76" meta:word-count="779" meta:character-count="4445"/>
  </office:meta>
</office:document-meta>
</file>